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 style:data-style-name="N100">
      <style:text-properties fo:color="#15156c"/>
    </style:style>
    <style:style style:name="ce5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1" style:family="table-cell" style:parent-style-name="Default" style:data-style-name="N100">
      <style:table-cell-properties fo:background-color="#f5c9c9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8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Default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5"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5" table:number-columns-repeated="2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0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6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office:value-type="float" office:value="342832" calcext:value-type="float">
            <text:p>342832</text:p>
          </table:table-cell>
          <table:table-cell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2</text:p>
          </table:table-cell>
          <table:table-cell table:number-columns-repeated="6"/>
          <table:table-cell office:value-type="string" calcext:value-type="string">
            <text:p>-18517.85</text:p>
          </table:table-cell>
          <table:table-cell table:number-columns-repeated="7"/>
          <table:table-cell office:value-type="string" calcext:value-type="string">
            <text:p>152071.07</text:p>
          </table:table-cell>
          <table:table-cell table:number-columns-repeated="1004"/>
        </table:table-row>
        <table:table-row table:style-name="ro1" table:number-rows-repeated="104853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25" table:number-columns-repeated="15360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51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.00.0000</text:date>, <text:time style:data-style-name="N2" text:time-value="23:32:45.7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26T22:52:35.955000000</dc:date>
    <meta:editing-duration>P11DT5H16M54S</meta:editing-duration>
    <meta:editing-cycles>4955</meta:editing-cycles>
    <meta:document-statistic meta:table-count="7" meta:cell-count="13603" meta:object-count="0"/>
    <meta:user-defined meta:name="qrichtext">1</meta:user-defined>
  </office:meta>
</office:document-meta>
</file>